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T1" style:family="text">
      <style:text-properties fo:letter-spacing="0.0000in"/>
    </style:style>
    <style:style style:name="T2" style:family="text">
      <style:text-properties style:text-underline-style="solid" fo:letter-spacing="0.0000in"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1999. 11. 25.   |   </text:span><text:a xlink:type="simple" xlink:href="http://palinfo.habago.org/Entry?Command=Information_PrintForum#FORUM40404"><text:span text:style-name="T2">#</text:span></text:a></text:p>
      <text:p text:style-name="P2"><text:span text:style-name="T1">危險的實驗--Alan Turing 的故事<text:line-break/></text:span></text:p>
      <text:p text:style-name="P2"><text:span text:style-name="T1">陳真<text:line-break/></text:span></text:p>
      <text:p text:style-name="P2"><text:span text:style-name="T1">　　「毒液浸透蘋果, 讓沉睡般的死亡也隨之穿透。」(Dip the apple in the brew. Let the sleeping death seep through.)<text:line-break/></text:span></text:p>
      <text:p text:style-name="P2"><text:span text:style-name="T1">　　這是「白雪公主和七個小矮人」中巫婆吟唱的歌; 1939年, Alan Turing 結束了他在普林斯敦沒有完成的博士論文寫作, 回到劍橋, 急切地趕到地方電影院看這齣戲。據說他對這「巫婆之歌」印象深刻, 經常學唱。傳記作者以其信函遺物等, 指出他此時已藏死志。不管是否如此, 15年後, Turing 總算自己演了這一幕-在他每天睡前習慣要吃的蘋果上沾了氰化物, 結束他短暫一生 (1912-1954)。<text:line-break/></text:span></text:p>
      <text:p text:style-name="P2"><text:span text:style-name="T1">　　這是只發生在四十多年前的事, 各種景物描繪, 和眼前這個冰冷無趣的「國王學院」(King's College) 毫無兩樣。往事歷歷、栩栩如生, 卻聽來像個悲傷的「童話故事」。我們不需動用任何形容詞來描述, 都能感受此事悲傷, 為之垂淚。<text:line-break/></text:span></text:p>
      <text:p text:style-name="P2"><text:span text:style-name="T1">　　Turing 是數理邏輯學者, 是所謂「電腦之父」--以其個性, 大概不會喜歡這樣的稱號--他同時也是最早提出「人工智慧」(Artificial Intelligence) 概念的人; 在他短暫、卻和英國社會格格不入的一生中, 最風光的事, 可能是他系統性地解開希特勒陣營所發出的密碼。許多人把盟軍打勝仗的功勞歸給他這神奇的一擊。</text:span></text:p>
      <text:p text:style-name="P2"><text:span text:style-name="T1">　　正確來說, Turing 不是死於「毒蘋果」, 而是死於「巫婆的詛咒」。1952年, 他工作完回家, 發現失竊, 於是報警處理。這樣一個簡單的動作, 不料卻投下死亡陰影。精明的警方趕至現場, 立刻察覺他和另一位男士同住一房。於是, 小偷沒抓到, 沒多久, 他卻被警方逮捕, 罪名是「下流猥褻」(gross indecency)。許多人認為, 以他的各種「偉大」事蹟、崇高學術身份, 要躲開這樣的羞辱輕而易舉, 可是, 他卻不是那類會玩這套社交把戲的人。一番折磨後, 他被判了刑, 強制接受藥物「治療」,「調整」他對同性不該有的愛。</text:span></text:p>
      <text:p text:style-name="P2"><text:span text:style-name="T1">　　Turing 個性「古怪」、不修邊幅, 從小就是班上最容易弄髒身體的人, 全身上下, 經常到處沾滿墨汁; 加上口吃, 以及過度偏重興趣的不平衡學業表現, 使他一直都無法在強調「優雅」、「均衡出色」的私立學校中, 與眾人有良好關係, 更糟的是, 他好像也不打算改變自己來適應團體--雖然他也不是那種會和團體直接為敵的個性。望子成龍、愛面子的母親因此對他十分失望, Turing 也對他母親從小棄他而去之不負責任不太滿意, 發展出一種親密卻緊張的母子關係。</text:span></text:p>
      <text:p text:style-name="P2"><text:span text:style-name="T1">　　Turing 在劍橋任教後, 他母親仍視他如小孩, 常勸他應顧「形象」, <text:s text:c="2"/>要整理頭髮、修指甲、每天刮鬍子, 要有個學者的樣子; 他的同事朋友形容他「難以理解」、不和「體制」妥協, 形容他深陷知識的探索、卻似乎無一事當真, 是個「謎」一樣的人物; 劍橋國王學院「當局」也盡量「容忍」他在學院內各種不顧教授體面的「幼稚」行徑。傳記作者說, 在世人普遍誤解他的當時, 或許還有一把能藉以理解他的「鑰匙」存在, 作者感嘆, 往事已了, 這把「鑰匙」, 如今已不可尋。<text:line-break/></text:span></text:p>
      <text:p text:style-name="P2"><text:span text:style-name="T1">　　Turing 雖「怪」, 據說有憂鬱傾向, 經常談到死亡, 基本上, 卻是個天性開朗的人, 同性戀官司的「恥辱」, 卻給他重重一擊。長期的強制賀爾蒙藥物「治療」, 使他身體出現各種異樣, 比如, 他形容自己「竟然長出了乳房」。種種身心打擊, 使他比往日更加埋首研究, 彷彿要以工作來埋葬自己一樣, 每天花十幾個小時在工作上。可是, 他卻逐漸受到排擠和鄙夷, 研究工作頗不順利。1954年6月7號, 他和往常一樣, 睡前吃一顆蘋果, 不過, 這一次吃的, 卻是被巫婆浸透毒汁的毒蘋果。吃完之後, 自此長眠。<text:line-break/></text:span></text:p>
      <text:p text:style-name="P2"><text:span text:style-name="T1">　　此一自殺事件, 查無他殺嫌疑, 很快被確定而結案。被其老師羅素推崇為「具有深沉哲學意涵」的Turing 關於「心靈」的思想, 也在二三十年後, 才逐漸為人所重視。在當時, 他的死, 立刻被遺忘, 世人也不再對他感興趣。<text:line-break/></text:span></text:p>
      <text:p text:style-name="P2"><text:span text:style-name="T1">　　Turing 是個自我道德感很強的人, 強調真誠、不做作, 強調面對真實天性。即使社會道德不容、法律制裁當前, 他仍不諱言自己是同性戀者, 唯一例外是他不願對母親明講。他的母親也許終究無法明白是怎麼一回事, 在她眼裏, Turing 只是個「無藥可救、整天空思夢想的小孩子」 (a hopelessly head-in-the-clouds child), 認為他可能是在玩什麼「危險的實驗」才惹禍上身吧。其實也沒有錯, 只是這場「危險的毒蘋果實驗」, 卻不是「白雪公主」的錯。<text:line-break/></text:span></text:p>
      <text:p text:style-name="P2"><text:span text:style-name="T1">　　Turing 常寫信給母親, 抱怨各種生活、工作上的挫折, 比如抱怨他開的第一堂課--名稱與維根斯坦開的一樣, 都叫做「數學的基礎」--學期一開始, 學生就統統退選; 他與母親無所不談, 甚至談他喜歡的玩具, 比如泰迪熊。在一封家書中, 他也透露自己長期過著「孤獨成性」、「隱士」般的生活。</text:span></text:p>
      <text:p text:style-name="P2"><text:span text:style-name="T1">　　我努力想拋開「故事感」, 把它「還原」成日常生活中從不缺乏、不斷會聽到、看到、千千萬萬的平凡人生之一, 我想, 這樣的看待方式, 也許才是 Turing 所渴望, 也正是傳記作者所說的, 那一把能藉以通向他心靈世界的「失落的鑰匙」。</text:span></text:p>
      <text:p text:style-name="P2"><text:span text:style-name="T1">　　有話這麼說: 「只要有一雙真誠的眼睛陪我們哭泣, 我們就沒有白白為生命受苦。」Turing 若幽魂有知, 希望他不要再感孤單, 因為我們彷彿已經能理解他真摯的感情--不但他的, 還有眾人的。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